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6">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8"/>
    <style:style style:name="P107" style:family="paragraph" style:parent-style-name="Standard" style:list-style-name="L99"/>
    <style:style style:name="P108" style:family="paragraph" style:parent-style-name="Standard" style:list-style-name="L100"/>
    <style:style style:name="P109" style:family="paragraph" style:parent-style-name="Standard" style:list-style-name="L101"/>
    <style:style style:name="P110" style:family="paragraph" style:parent-style-name="Standard" style:list-style-name="L102"/>
    <style:style style:name="P111" style:family="paragraph" style:parent-style-name="Standard" style:list-style-name="L103"/>
    <style:style style:name="P112" style:family="paragraph" style:parent-style-name="Standard" style:list-style-name="L104"/>
    <style:style style:name="P113" style:family="paragraph" style:parent-style-name="Standard" style:list-style-name="L105"/>
    <style:style style:name="P114" style:family="paragraph" style:parent-style-name="Standard" style:list-style-name="L106"/>
    <style:style style:name="P115" style:family="paragraph" style:parent-style-name="Standard" style:list-style-name="L107"/>
    <style:style style:name="P116" style:family="paragraph" style:parent-style-name="Standard" style:list-style-name="L108"/>
    <style:style style:name="P117" style:family="paragraph" style:parent-style-name="Standard" style:list-style-name="L110"/>
    <style:style style:name="P118" style:family="paragraph" style:parent-style-name="Standard" style:list-style-name="L109">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style:style>
    <style:style style:name="T15" style:family="text">
      <style:text-properties fo:color="#cc0000" loext:opacity="100%"/>
    </style:style>
    <style:style style:name="T16"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8">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4.0.1</text:p>
      <text:list xml:id="list4413035001430289440" text:style-name="L110">
        <text:list-item>
          <text:p text:style-name="P117">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6396120426656367170" text:style-name="L1">
        <text:list-item>
          <text:p text:style-name="P10">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4146636021016414413" text:style-name="L2">
        <text:list-item>
          <text:p text:style-name="P11">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5937818957476486235" text:style-name="L3">
        <text:list-item>
          <text:p text:style-name="P12">one more attempt to solve the gui sizing issue.<text:line-break/></text:p>
        </text:list-item>
        <text:list-item>
          <text:p text:style-name="P12">'sticky' settings are back but are now stored in <text:span text:style-name="T14">pyote.ini</text:span> instead of the<text:line-break/> obscure <text:span text:style-name="T14">simple-ote.ini<text:line-break/></text:span></text:p>
        </text:list-item>
      </text:list>
      <text:p text:style-name="Standard">version 3.9.7</text:p>
      <text:list xml:id="list3843269824044497771" text:style-name="L4">
        <text:list-item>
          <text:p text:style-name="P13">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text:soft-page-break/>version 3.9.6</text:p>
      <text:list xml:id="list3205570101590576608" text:style-name="L5">
        <text:list-item>
          <text:p text:style-name="P14">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3632376088113048134" text:style-name="L6">
        <text:list-item>
          <text:p text:style-name="P15">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1097117658456485944" text:style-name="L7">
        <text:list-item>
          <text:p text:style-name="P16">attempts to fix over-size initial gui.<text:line-break/></text:p>
        </text:list-item>
      </text:list>
      <text:p text:style-name="Standard">version 3.9.3</text:p>
      <text:list xml:id="list973527346363301476" text:style-name="L8">
        <text:list-item>
          <text:p text:style-name="P17">makes various improvements to the 'detectability' calculator to make it easier to use.<text:line-break/></text:p>
        </text:list-item>
      </text:list>
      <text:p text:style-name="Standard">version 3.9.2</text:p>
      <text:list xml:id="list6041520842522347673" text:style-name="L9">
        <text:list-item>
          <text:p text:style-name="P18">adds a 'detectability' calculator for use in pre-planning event observation.<text:line-break/></text:p>
        </text:list-item>
        <text:list-item>
          <text:p text:style-name="P18">'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6167470574625874228" text:style-name="L10">
        <text:list-item>
          <text:p text:style-name="P19">adds an snr calculation to the <text:span text:style-name="T16">Calc baseline stats</text:span> button.<text:line-break/></text:p>
        </text:list-item>
      </text:list>
      <text:p text:style-name="Standard">version 3.9.0</text:p>
      <text:list xml:id="list1346965887127174620" text:style-name="L11">
        <text:list-item>
          <text:p text:style-name="P20">restored the right-click help to the <text:span text:style-name="T16">Mark baseline region</text:span> | <text:span text:style-name="T16">Clear baseline region</text:span> | <text:span text:style-name="T16">Calc baseline mean/sigma/corr coeffs</text:span> buttons that got lost during the scrollable gui experiment.<text:line-break/></text:p>
        </text:list-item>
      </text:list>
      <text:p text:style-name="Standard">version 3.8.9</text:p>
      <text:list xml:id="list1857673046807953597" text:style-name="L12">
        <text:list-item>
          <text:p text:style-name="P21">Changed the label on the <text:span text:style-name="T16">Write csv file</text:span> button to <text:span text:style-name="T16">Save current light-curve</text:span> to more intuitively suggest what is hiding behind this button.<text:line-break/></text:p>
        </text:list-item>
      </text:list>
      <text:p text:style-name="Standard">version 3.8.8</text:p>
      <text:list xml:id="list4768128728507396367" text:style-name="L13">
        <text:list-item>
          <text:p text:style-name="P22">fixed a bug that sometimes kept events that contained a single point at the bottom from producing a report.<text:line-break/></text:p>
        </text:list-item>
      </text:list>
      <text:p text:style-name="Standard"><text:soft-page-break/>version 3.8.7</text:p>
      <text:list xml:id="list4433750858055462582" text:style-name="L14">
        <text:list-item>
          <text:p text:style-name="P23">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868951422877991707" text:style-name="L15">
        <text:list-item>
          <text:p text:style-name="P24">checks for only a single light-curve in the csv file which was causing a 'list index out of range' error message<text:line-break/></text:p>
        </text:list-item>
      </text:list>
      <text:p text:style-name="Standard">version 3.8.5</text:p>
      <text:list xml:id="list327826167470892400" text:style-name="L16">
        <text:list-item>
          <text:p text:style-name="P25">changed the way QGridLayout was referenced.<text:line-break/></text:p>
        </text:list-item>
      </text:list>
      <text:p text:style-name="Standard">version 3.8.4</text:p>
      <text:list xml:id="list4906062619810843999" text:style-name="L17">
        <text:list-item>
          <text:p text:style-name="P26">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26"/>
        </text:list-item>
      </text:list>
      <text:p text:style-name="Standard">version 3.8.3</text:p>
      <text:list xml:id="list7336739750308083168" text:style-name="L18">
        <text:list-item>
          <text:p text:style-name="P27">adds display of light-curve name (if available in the csv file) to the curve-to-be-analyzed and the normalization curve next to their selection spinners.<text:line-break/></text:p>
        </text:list-item>
      </text:list>
      <text:p text:style-name="Standard">version 3.8.2</text:p>
      <text:list xml:id="list5925064208751774726" text:style-name="L19">
        <text:list-item>
          <text:p text:style-name="P28">3.7.5 introduced a scrollable GUI for small screens. Unfortunately, that caused resizing problem for all users. The version reverts back to the original GUI design.<text:line-break/></text:p>
        </text:list-item>
        <text:list-item>
          <text:p text:style-name="P28">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9159580574216670587" text:style-name="L20">
        <text:list-item>
          <text:p text:style-name="P29">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4099997224384039434" text:style-name="L21">
        <text:list-item>
          <text:p text:style-name="P30">adds a tutorial button to supply a quick-start for new or infrequent users.<text:line-break/></text:p>
        </text:list-item>
      </text:list>
      <text:p text:style-name="Standard">version 3.7.9</text:p>
      <text:list xml:id="list1395220234266403246" text:style-name="L22">
        <text:list-item>
          <text:p text:style-name="P31">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ext:soft-pag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4352607881287969285" text:style-name="L23">
        <text:list-item>
          <text:p text:style-name="P32">added visible left, top, and bottom axes to main plot (with ticks to make easier to associate timestamp with point).<text:line-break/></text:p>
        </text:list-item>
      </text:list>
      <text:p text:style-name="Standard">version 3.7.7</text:p>
      <text:list xml:id="list1755297975228735085" text:style-name="L24">
        <text:list-item>
          <text:p text:style-name="P33">if timestamps are available in the csv file, they are used as x axis labels in the main plot.<text:line-break/></text:p>
        </text:list-item>
      </text:list>
      <text:p text:style-name="Standard">version 3.7.6</text:p>
      <text:list xml:id="list3640631118452927185" text:style-name="L25">
        <text:list-item>
          <text:p text:style-name="P34">changed the way QMainWindow and Qapplication were referenced to accommodate the latest Anaconda version, which has reorganized where those modules are stored. </text:p>
          <text:p text:style-name="P34">This was causing a fatal startup error.<text:line-break/> </text:p>
        </text:list-item>
      </text:list>
      <text:p text:style-name="Standard">version 3.7.5</text:p>
      <text:list xml:id="list6435299639583850682" text:style-name="L26">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5209028146728750630" text:style-name="L27">
        <text:list-item>
          <text:p text:style-name="P35">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6045489562464256819" text:style-name="L28">
        <text:list-item>
          <text:p text:style-name="P36">adds code line needed by any Mac users that are running Big Sur<text:line-break/></text:p>
        </text:list-item>
      </text:list>
      <text:p text:style-name="Standard">version 3.7.2</text:p>
      <text:list xml:id="list2394439168361886416" text:style-name="L29">
        <text:list-item>
          <text:p text:style-name="P37">fixes bug that caused all analysis attempts to 'stall'</text:p>
        </text:list-item>
      </text:list>
      <text:p text:style-name="Standard"/>
      <text:p text:style-name="Standard"><text:soft-page-break/>version 3.7.1</text:p>
      <text:list xml:id="list4526520066802321012" text:style-name="L30">
        <text:list-item>
          <text:p text:style-name="P38">fixed a bug in the r limb angle entry<text:line-break/></text:p>
        </text:list-item>
      </text:list>
      <text:p text:style-name="Standard">version 3.7.0</text:p>
      <text:list xml:id="list6141270903185709086" text:style-name="L31">
        <text:list-item>
          <text:p text:style-name="P39">adds right-click help to ast speed label giving the equation to use if asteroid speed is not available but asteroid diameter and maximum duration are specified<text:line-break/></text:p>
        </text:list-item>
        <text:list-item>
          <text:p text:style-name="P39">adds suggestion to right-click help on penumbral fit checkbox for how to find the penumbral curve csv file that is provided for practice purposes.<text:line-break/></text:p>
        </text:list-item>
      </text:list>
      <text:p text:style-name="Standard">version 3.6.8</text:p>
      <text:list xml:id="list1623402106088564587" text:style-name="L32">
        <text:list-item>
          <text:p text:style-name="P40">adds modeling of off centerline observations to lightcurve calibration curve generation<text:line-break/></text:p>
        </text:list-item>
      </text:list>
      <text:p text:style-name="Standard">version 3.6.7</text:p>
      <text:list xml:id="list751561098069235236" text:style-name="L33">
        <text:list-item>
          <text:p text:style-name="P41">clarified the location of the Enable Manual Timestamp Entry checkbox in the pop-up message appears when there are no timestamps in the csv file.<text:line-break/></text:p>
        </text:list-item>
      </text:list>
      <text:p text:style-name="Standard">version 3.6.6</text:p>
      <text:list xml:id="list8232811869228408297" text:style-name="L34">
        <text:list-item>
          <text:p text:style-name="P42">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6751017469050995163" text:style-name="L35">
        <text:list-item>
          <text:p text:style-name="P43">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360678709602080425" text:style-name="L36">
        <text:list-item>
          <text:p text:style-name="P44">version 3.6.2 would open .xlsx Report file on Mac, but not Windows. This version attempts to fix that (Windows needs a different command to open a file).<text:line-break/></text:p>
        </text:list-item>
      </text:list>
      <text:p text:style-name="Standard">version 3.6.2</text:p>
      <text:list xml:id="list1005921069980137545" text:style-name="L37">
        <text:list-item>
          <text:p text:style-name="P45">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soft-page-break/></text:p>
        </text:list-item>
      </text:list>
      <text:p text:style-name="Standard">version 3.6.1</text:p>
      <text:list xml:id="list5547284821193121228" text:style-name="L38">
        <text:list-item>
          <text:p text:style-name="P46">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5">… fill Excel report </text:span>button<text:line-break/></text:p>
        </text:list-item>
      </text:list>
      <text:p text:style-name="Standard">version 3.6.0</text:p>
      <text:list xml:id="list5537470462240134468" text:style-name="L39">
        <text:list-item>
          <text:p text:style-name="P47"><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5">...</text:span><text:line-break/><text:line-break/><text:span text:style-name="T15">…</text:span> <text:span text:style-name="T15">MUST BE CONVERTED to .xlsx for use by PyOTE!<text:line-break/></text:span></text:p>
          <text:p text:style-name="P47"><text:span text:style-name="T15">…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1839530851153341027" text:style-name="L40">
        <text:list-item>
          <text:p text:style-name="P48">fixed another bug in penumbral curve fit and removed diagnostic printouts.<text:line-break/></text:p>
        </text:list-item>
      </text:list>
      <text:p text:style-name="Standard">version 3.5.8</text:p>
      <text:list xml:id="list5738132373612842095" text:style-name="L41">
        <text:list-item>
          <text:p text:style-name="P49"><text:soft-page-break/>fixed a number of bugs in the penumbral curve fit code<text:line-break/></text:p>
        </text:list-item>
      </text:list>
      <text:p text:style-name="Standard">version 3.5.7</text:p>
      <text:list xml:id="list55422173370134206" text:style-name="L42">
        <text:list-item>
          <text:p text:style-name="P50">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6917906855114386086" text:style-name="L43">
        <text:list-item>
          <text:p text:style-name="P51">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2276831797925569658" text:style-name="L44">
        <text:list-item>
          <text:p text:style-name="P52">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9236325282020054" text:style-name="L45">
        <text:list-item>
          <text:p text:style-name="P53">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3758146075100184551" text:style-name="L46">
        <text:list-item>
          <text:p text:style-name="P54">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468590765982830452" text:style-name="L47">
        <text:list-item>
          <text:p text:style-name="P55">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text:soft-page-break/>version 3.5.1</text:p>
      <text:list xml:id="list386474729580252219" text:style-name="L48">
        <text:list-item>
          <text:p text:style-name="P56">Added additional references to the North American Excel Spreadsheet report in the new section of the final report that bangs on about the start-of-exposure timing convention.<text:line-break/></text:p>
        </text:list-item>
      </text:list>
      <text:p text:style-name="Standard">version 3.5.0</text:p>
      <text:list xml:id="list6946127388209392052" text:style-name="L49">
        <text:list-item>
          <text:p text:style-name="P57">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57">NEW: when 'trims' have been placed, a 'write csv' process will honor those values and produce a 'trimmed' output file.<text:line-break/></text:p>
        </text:list-item>
        <text:list-item>
          <text:p text:style-name="P57">NEW: when a light curve has been 'normalized', the changed values are written to the data table where, once again, a 'write csv' process will capture the results.<text:line-break/></text:p>
        </text:list-item>
        <text:list-item>
          <text:p text:style-name="P57">Added additional reminders that the start-of-exposure timestamp/timing convention is employed.</text:p>
        </text:list-item>
      </text:list>
      <text:p text:style-name="Standard"/>
      <text:p text:style-name="Standard">version 3.4.9</text:p>
      <text:list xml:id="list1057979449525488608" text:style-name="L50">
        <text:list-item>
          <text:p text:style-name="P58">Added some explanatory language to the “Excel report” section regarding the proper interpretation of the 'false positive probability' number.<text:line-break/></text:p>
        </text:list-item>
      </text:list>
      <text:p text:style-name="Standard">version 3.4.8</text:p>
      <text:list xml:id="list6621368784305224161" text:style-name="L51">
        <text:list-item>
          <text:p text:style-name="P59">This version deals more realistically with high magDrop lightcurves by defining a 'limiting magDrop' as: <text:line-break/><text:line-break/><text:tab/>limMagDrop = 2.5 * log10( B / std(A) ) <text:line-break/><text:line-break/><text:tab/>std(A) is the noise level of A.</text:p>
          <text:p text:style-name="P59"><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text:soft-page-break/>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2188436105312059605" text:style-name="L52">
        <text:list-item>
          <text:p text:style-name="P60">Automatically loads the correct version of Adv2<text:line-break/></text:p>
        </text:list-item>
      </text:list>
      <text:p text:style-name="Standard">version 3.4.6</text:p>
      <text:list xml:id="list7977003410331090194" text:style-name="L53">
        <text:list-item>
          <text:p text:style-name="P61">Adds AAV Version 2 file as a type that can be read (important when Do OCR check is enabled)</text:p>
        </text:list-item>
      </text:list>
      <text:p text:style-name="Standard"/>
      <text:p text:style-name="Standard">version 3.4.5</text:p>
      <text:list xml:id="list7741063825897680429" text:style-name="L54">
        <text:list-item>
          <text:p text:style-name="P62">Fixes block integration which was failing when more than 4 lightcurves were being processed.<text:line-break/></text:p>
        </text:list-item>
        <text:list-item>
          <text:p text:style-name="P62">Made use diff and Do OCR checkboxes sticky.<text:line-break/></text:p>
        </text:list-item>
      </text:list>
      <text:p text:style-name="Standard">version 3.4.4</text:p>
      <text:list xml:id="list4666984729957951584" text:style-name="L55">
        <text:list-item>
          <text:p text:style-name="P63">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4179094620365648570" text:style-name="L56">
        <text:list-item>
          <text:p text:style-name="P64">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624987543125874390" text:style-name="L57">
        <text:list-item>
          <text:p text:style-name="P65">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309685502473894359" text:style-name="L58">
        <text:list-item>
          <text:p text:style-name="P66">Some cosmetic changes: thinner vertical thins for edge position and error bars; checkboxes to control whether the underlying lightcurve is plotted, error bars are <text:soft-page-break/>plotted, or edges are plotted --- a cleaner plot is the major result and you have better control over the 'look'<text:line-break/></text:p>
        </text:list-item>
        <text:list-item>
          <text:p text:style-name="P66">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66">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2448262681959227009" text:style-name="L59">
        <text:list-item>
          <text:p text:style-name="P67">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244707668843574183" text:style-name="L60">
        <text:list-item>
          <text:p text:style-name="P68">Automatically installs cv2 if not already present. <text:s/>This package is needed for the new frame view feature.<text:line-break/></text:p>
        </text:list-item>
      </text:list>
      <text:p text:style-name="Standard">version 3.3.8</text:p>
      <text:list xml:id="list6285158206557998242" text:style-name="L61">
        <text:list-item>
          <text:p text:style-name="P69">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417181241303986518" text:style-name="L62">
        <text:list-item>
          <text:p text:style-name="P70">A new button (View frame) with an associated spinner for entry of a frame number has been added:</text:p>
          <text:p text:style-name="P70"/>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text:soft-page-break/>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441228103690596958" text:style-name="L63">
        <text:list-item>
          <text:p text:style-name="P71">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505012655582798898" text:style-name="L64">
        <text:list-item>
          <text:p text:style-name="P7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9077161285123414961" text:style-name="L65">
        <text:list-item>
          <text:p text:style-name="P73">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281858319581216590" text:style-name="L66">
        <text:list-item>
          <text:p text:style-name="P74">Adds a 'false positive' detection to the final report. <text:s/>A new plot has been added <text:soft-page-break/>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6497949507591221332" text:style-name="L67">
        <text:list-item>
          <text:p text:style-name="P75">Changed main plot so that the scroll wheel only zooms the x axis.</text:p>
        </text:list-item>
        <text:list-item>
          <text:p text:style-name="P75">Changed lightcurve plot so that it conforms properly to 'start-of-exposure'.<text:line-break/></text:p>
        </text:list-item>
      </text:list>
      <text:p text:style-name="Standard">version 3.2.8</text:p>
      <text:list xml:id="list6318328128930936751" text:style-name="L68">
        <text:list-item>
          <text:p text:style-name="P76">Changed font size in help files --- it was fine for Mac but too big for Win10<text:line-break/></text:p>
        </text:list-item>
      </text:list>
      <text:p text:style-name="Standard">version 3.2.7</text:p>
      <text:list xml:id="list5954686252206393157" text:style-name="L69">
        <text:list-item>
          <text:p text:style-name="P77">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334747525353100845" text:style-name="L70">
        <text:list-item>
          <text:p text:style-name="P78">This is a 'cosmetic' release --- there should be NO detectable differences from version 3.2.5 in terms of functionality.</text:p>
        </text:list-item>
        <text:list-item>
          <text:p text:style-name="P78">All python files were brought into compliance with PEP 8 coding standards. <text:s/>Only I care about that.</text:p>
        </text:list-item>
        <text:list-item>
          <text:p text:style-name="P7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78">All this 'cosmetic' work is in preparation for working on PyOTE issues again.<text:line-break/> </text:p>
        </text:list-item>
      </text:list>
      <text:p text:style-name="Standard">version 3.2.5</text:p>
      <text:list xml:id="list7252440459027450353" text:style-name="L71">
        <text:list-item>
          <text:p text:style-name="P7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109203105917866750" text:style-name="L72">
        <text:list-item>
          <text:p text:style-name="P80">Modified the test for newer version to accommodate the different strings returned by pip 18.1 and pip 19.0+</text:p>
        </text:list-item>
        <text:list-item>
          <text:p text:style-name="P80">Added ability to invoke PyOTE from PyMovie with an externally supplied csv file that is automatically opened.<text:line-break/></text:p>
        </text:list-item>
      </text:list>
      <text:p text:style-name="Standard"><text:soft-page-break/>version 3.2.3</text:p>
      <text:list xml:id="list1596449624977257852" text:style-name="L73">
        <text:list-item>
          <text:p text:style-name="P81">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81">Added support for the PyMovie csv format<text:line-break/></text:p>
        </text:list-item>
      </text:list>
      <text:p text:style-name="Standard">version 3.2.1</text:p>
      <text:list xml:id="list2859676082557873612" text:style-name="L74">
        <text:list-item>
          <text:p text:style-name="P8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565145645741061292" text:style-name="L75">
        <text:list-item>
          <text:p text:style-name="P83">Changed GUI to better align text on min max edit boxes to avoid confusion.<text:line-break/></text:p>
        </text:list-item>
      </text:list>
      <text:p text:style-name="Standard">version 3.1.9</text:p>
      <text:list xml:id="list8095804868510815753" text:style-name="L76">
        <text:list-item>
          <text:p text:style-name="P84">Fixed a bug in the test for a min/max solution search being constrained by a too large min value.<text:line-break/></text:p>
        </text:list-item>
      </text:list>
      <text:p text:style-name="Standard">version 3.1.8</text:p>
      <text:list xml:id="list8849092763409857645" text:style-name="L77">
        <text:list-item>
          <text:p text:style-name="P85">version 3.1.7 was released without an updated version history. <text:s/>Here is what was changed in 3.1.7:<text:line-break/></text:p>
        </text:list-item>
        <text:list-item>
          <text:p text:style-name="P85">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494766705177876053" text:style-name="L78">
        <text:list-item>
          <text:p text:style-name="P86">Values entered in the Manual Timestamp Entry dialog box are now 'sticky', thus making corrections easy to do without requiring re-entry of all data. </text:p>
          <text:p text:style-name="P86"><text:line-break/><text:soft-page-break/>Also trapped is the case where a user has entered a custom frame time but failed to click the radio button indicating that it is to be used.<text:line-break/></text:p>
        </text:list-item>
      </text:list>
      <text:p text:style-name="Standard">version 3.1.5:</text:p>
      <text:list xml:id="list4014052493320075021" text:style-name="L79">
        <text:list-item>
          <text:p text:style-name="P87">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8582110442111425084" text:style-name="L80">
        <text:list-item>
          <text:p text:style-name="P88">Fixed error in new dropped reading detection logic when light curve was processed in field mode.<text:line-break/></text:p>
        </text:list-item>
        <text:list-item>
          <text:p text:style-name="P88">Cleaned up some language in tooltips.<text:line-break/></text:p>
        </text:list-item>
      </text:list>
      <text:p text:style-name="Standard">version 3.1.3:</text:p>
      <text:list xml:id="list8411510416334229479" text:style-name="L81">
        <text:list-item>
          <text:p text:style-name="P89">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89">Eliminated the 'entry num' column in the data matrix at the lower left of the GUI. The 'entry num' is unused and a possible source of confusion with the frame or field number for the unwary.<text:line-break/></text:p>
        </text:list-item>
        <text:list-item>
          <text:p text:style-name="P89">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194455279166499459" text:style-name="L82">
        <text:list-item>
          <text:p text:style-name="P9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9151069234938622761" text:style-name="L83">
        <text:list-item>
          <text:p text:style-name="P91">A convenient way to search for a 'solution' is to set a min and max event size <text:soft-page-break/>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9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9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551387055708154122" text:style-name="L84">
        <text:list-item>
          <text:p text:style-name="P92">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098689408577670467" text:style-name="L85">
        <text:list-item>
          <text:p text:style-name="P9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684599197985536529" text:style-name="L86">
        <text:list-item>
          <text:p text:style-name="P9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14896261625920031" text:style-name="L87">
        <text:list-item>
          <text:p text:style-name="P9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7562066144437825128" text:style-name="L88">
        <text:list-item>
          <text:p text:style-name="P96">We now disable the Accept integration button on the first left click in the light curve. <text:s/>As such a click removes the color bars that result from the automatic <text:soft-page-break/>block integration analysis, it seems intuitive to disable the Accept integration button at that time as well.<text:line-break/></text:p>
        </text:list-item>
      </text:list>
      <text:p text:style-name="Standard">version 2.1.5:</text:p>
      <text:list xml:id="list7703778922521731659" text:style-name="L89">
        <text:list-item>
          <text:p text:style-name="P97">Disable the Accept integration button when user overrides an automatic block analysis with a manual block selection followed by a click on the Block integrate button.<text:line-break/></text:p>
        </text:list-item>
      </text:list>
      <text:p text:style-name="Standard">version 2.1.4:</text:p>
      <text:list xml:id="list8213337438847155237" text:style-name="L90">
        <text:list-item>
          <text:p text:style-name="P98">Corrected a bug that kept manual selection of block integration from being performed after a refusal to accept the automatic block analysis results.<text:line-break/></text:p>
        </text:list-item>
      </text:list>
      <text:p text:style-name="Standard">version 2.1.3:</text:p>
      <text:list xml:id="list2250658816434223349" text:style-name="L91">
        <text:list-item>
          <text:p text:style-name="P9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3213657226674007234" text:style-name="L92">
        <text:list-item>
          <text:p text:style-name="P10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593654290473503090" text:style-name="L93">
        <text:list-item>
          <text:p text:style-name="P101">Added progress bar tracking of block integration analysis because it can take an extended amount of time to complete the analysis when the light curve has many points.<text:line-break/></text:p>
        </text:list-item>
      </text:list>
      <text:p text:style-name="Standard">version 2.1.0</text:p>
      <text:list xml:id="list2621624128628292731" text:style-name="L94">
        <text:list-item>
          <text:p text:style-name="P10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7271889553187701180" text:style-name="L95">
        <text:list-item>
          <text:p text:style-name="P103">Made the selection of Tooltip display 'sticky'</text:p>
        </text:list-item>
        <text:list-item>
          <text:p text:style-name="P103">Duration calculation when D and R span midnight now handled correctly</text:p>
        </text:list-item>
      </text:list>
      <text:p text:style-name="Standard"/>
      <text:p text:style-name="Standard">version 2.0.8</text:p>
      <text:list xml:id="list6027105910799880701" text:style-name="L96">
        <text:list-item>
          <text:p text:style-name="P104">toolTips changed to invoke and display in a custom dialog box that can be moved and resized to better accommodate legacy displays</text:p>
        </text:list-item>
        <text:list-item>
          <text:p text:style-name="P104">Calc flash timing calculation fixed to properly deal with the non-integer frame numbers that can result from field processed csv files</text:p>
        </text:list-item>
        <text:list-item>
          <text:p text:style-name="P104">Flash timing has been verified to work with integrated light curves</text:p>
        </text:list-item>
        <text:list-item>
          <text:p text:style-name="P104">Made block integration 'sticky' in that a 'Start over' no longer undoes a previous block integration. As a result, once block integration has been performed after a <text:soft-page-break/>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5640101473786619659" text:style-name="L97">
        <text:list-item>
          <text:p text:style-name="P105">Adds a button to calculate the edge position of an LED timing flash.</text:p>
        </text:list-item>
        <text:list-item>
          <text:p text:style-name="P10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0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05">Adds a checkbox to force manual entry of timestamp info. <text:s/>This is useful when OCR on a VTI timed light curve has catastrophic errors. <text:s/>It is always employed when using LED flash timing.</text:p>
        </text:list-item>
      </text:list>
      <text:list xml:id="list857550111809972030" text:style-name="L98">
        <text:list-item>
          <text:p text:style-name="P10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1061490423071988033" text:style-name="L99">
        <text:list-item>
          <text:p text:style-name="P10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81380136979516346" text:style-name="L100">
        <text:list-item>
          <text:p text:style-name="P108">files generated by pyote now contain PYOTE in the filename.<text:line-break/></text:p>
        </text:list-item>
        <text:list-item>
          <text:p text:style-name="P10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398810300191319775" text:style-name="L101">
        <text:list-item>
          <text:p text:style-name="P10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7668972095557718862" text:style-name="L102">
        <text:list-item>
          <text:p text:style-name="P110">detects and handles situations in which fewer than 14 baseline points are available for calculation of correlated noise coefficients. <text:s/>When fewer than 14 points are available, the correlation coefficients are set to: [1, 0, …] (i.e., <text:soft-page-break/>coefficients are set to 'no correlated noise')</text:p>
        </text:list-item>
      </text:list>
      <text:p text:style-name="Standard"/>
      <text:p text:style-name="Standard">version 2.0.2</text:p>
      <text:list xml:id="list7825626771710850012" text:style-name="L103">
        <text:list-item>
          <text:p text:style-name="P11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388329575717009545" text:style-name="L104">
        <text:list-item>
          <text:p text:style-name="P112">improved handling of D and R region selection so that one cannot enter an invalid configuration --- automatic corrections/changes are applied.<text:line-break/></text:p>
        </text:list-item>
        <text:list-item>
          <text:p text:style-name="P11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12">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9034629613514282733" text:style-name="L105">
        <text:list-item>
          <text:p text:style-name="P113">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433274790969435160" text:style-name="L106">
        <text:list-item>
          <text:p text:style-name="P11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1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948037632853884297" text:style-name="L107">
        <text:list-item>
          <text:p text:style-name="P115">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304276731177473721" text:style-name="L108">
        <text:list-item>
          <text:p text:style-name="P11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1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1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1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265558349157851691" text:style-name="L109">
        <text:list-item>
          <text:p text:style-name="P118">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1-03T11:26:45</dc:date>
    <meta:editing-cycles>146</meta:editing-cycles>
    <meta:editing-duration>P1DT9M34S</meta:editing-duration>
    <dc:creator>Robert Anderson</dc:creator>
    <meta:document-statistic meta:table-count="0" meta:image-count="3" meta:object-count="0" meta:page-count="20" meta:paragraph-count="284" meta:word-count="7804" meta:character-count="45620"/>
    <meta:template xlink:type="simple" xlink:actuate="onRequest" xlink:title="" xlink:href="Normal"/>
  </office:meta>
</office:document-meta>
</file>